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fo:margin-top="0.847cm" fo:margin-bottom="0.212cm" style:writing-mode="lr-tb"/>
    </style:style>
    <style:style style:name="T1_1" style:family="text">
      <style:text-properties style:font-name="Arial" fo:font-size="24pt" style:font-name-asian="Arial" style:font-size-asian="24pt" style:font-name-complex="Arial" style:font-size-complex="24pt"/>
    </style:style>
    <style:style style:name="T1_2" style:family="text">
      <style:text-properties style:font-name="Arial" fo:font-size="24pt" style:font-name-asian="Arial" style:font-size-asian="24pt" style:font-name-complex="Arial" style:font-size-complex="24pt"/>
    </style:style>
    <style:style style:name="T1_3" style:family="text">
      <style:text-properties style:font-name="Arial" fo:font-size="24pt" style:font-name-asian="Arial" style:font-size-asian="24pt" style:font-name-complex="Arial" style:font-size-complex="24pt"/>
    </style:style>
    <style:style style:name="T1_4" style:family="text">
      <style:text-properties style:font-name="Arial" fo:font-size="24pt" style:font-name-asian="Arial" style:font-size-asian="24pt" style:font-name-complex="Arial" style:font-size-complex="24pt"/>
    </style:style>
    <style:style style:name="T1_5" style:family="text">
      <style:text-properties style:font-name="Arial" fo:font-size="24pt" style:font-name-asian="Arial" style:font-size-asian="24pt" style:font-name-complex="Arial" style:font-size-complex="24pt"/>
    </style:style>
    <style:style style:name="T1_6" style:family="text">
      <style:text-properties style:font-name="Arial" fo:font-size="24pt" style:font-name-asian="Arial" style:font-size-asian="24pt" style:font-name-complex="Arial" style:font-size-complex="24pt"/>
    </style:style>
    <style:style style:name="T1_7" style:family="text">
      <style:text-properties style:font-name="Arial" fo:font-size="24pt" style:font-name-asian="Arial" style:font-size-asian="24pt" style:font-name-complex="Arial" style:font-size-complex="24pt"/>
    </style:style>
    <style:style style:name="T1_8" style:family="text">
      <style:text-properties style:font-name="Arial" fo:font-size="24pt" style:font-name-asian="Arial" style:font-size-asian="24pt" style:font-name-complex="Arial" style:font-size-complex="24pt"/>
    </style:style>
    <style:style style:name="T1_9" style:family="text">
      <style:text-properties style:font-name="Arial" fo:font-size="24pt" style:font-name-asian="Arial" style:font-size-asian="24pt" style:font-name-complex="Arial" style:font-size-complex="24pt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2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5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6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7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8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9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0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5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6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7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8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9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20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2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5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6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7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8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9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0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5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6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5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6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7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8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9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10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8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T9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9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9_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9_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fo:color="#980000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5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6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7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8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9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0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1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2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3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4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5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6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7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8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19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0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1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2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3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4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5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6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7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8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29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0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1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2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3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4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5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6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7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8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39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0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1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2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3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4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5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8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69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70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71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72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73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74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75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76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T14_477" style:family="text">
      <style:text-properties fo:font-style="italic" style:font-style-asian="italic" style:font-style-complex="italic" fo:color="#274e13" fo:font-size="10pt" style:font-size-asian="10pt" style:font-size-complex="10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/>
    <style:style style:name="T16_8" style:family="text">
      <style:text-properties fo:color="#980000"/>
    </style:style>
    <style:style style:name="T16_9" style:family="text">
      <style:text-properties fo:color="#980000"/>
    </style:style>
    <style:style style:name="T16_10" style:family="text"/>
    <style:style style:name="T16_11" style:family="text">
      <style:text-properties fo:color="#0000ff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color="#980000"/>
    </style:style>
    <style:style style:name="T20_8" style:family="text">
      <style:text-properties fo:color="#980000"/>
    </style:style>
    <style:style style:name="T20_9" style:family="text"/>
    <style:style style:name="T20_10" style:family="text">
      <style:text-properties fo:color="#0000ff"/>
    </style:style>
    <style:style style:name="P21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T22_8" style:family="text">
      <style:text-properties fo:font-weight="bold" style:font-weight-asian="bold" style:font-weight-complex="bold"/>
    </style:style>
    <style:style style:name="T22_9" style:family="text">
      <style:text-properties fo:font-weight="bold" style:font-weight-asian="bold" style:font-weight-complex="bold"/>
    </style:style>
    <style:style style:name="T22_10" style:family="text">
      <style:text-properties fo:font-weight="bold" style:font-weight-asian="bold" style:font-weight-complex="bold"/>
    </style:style>
    <style:style style:name="T22_11" style:family="text">
      <style:text-properties fo:font-weight="bold" style:font-weight-asian="bold" style:font-weight-complex="bold"/>
    </style:style>
    <style:style style:name="T22_12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text-align="justify"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text-align="justify"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text-align="justify"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text-align="justify"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P31" style:family="paragraph" style:parent-style-name="Standard">
      <style:paragraph-properties fo:text-align="justify"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P3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</office:automatic-styles>
  <office:body>
    <office:text>
      <text:p text:style-name="P1"><text:bookmark-start text:name="h.bhyjye10bh2q"/><text:bookmark-end text:name="h.bhyjye10bh2q"/><text:span text:style-name="T1_1">Segurança</text:span><text:span text:style-name="T1_2"><text:s/></text:span><text:span text:style-name="T1_3">em</text:span><text:span text:style-name="T1_4"><text:s/></text:span><text:span text:style-name="T1_5">Sistemas</text:span><text:span text:style-name="T1_6"><text:s/></text:span><text:span text:style-name="T1_7">de</text:span><text:span text:style-name="T1_8"><text:s/></text:span><text:span text:style-name="T1_9">Computação</text:span></text:p>
      <text:p text:style-name="P2"><text:span text:style-name="T2_1">Desafio</text:span><text:span text:style-name="T2_2"><text:s/>04</text:span></text:p>
      <text:p text:style-name="P3"/>
      <text:p text:style-name="P4"><text:span text:style-name="T4_1">INF</text:span><text:span text:style-name="T4_2">01045<text:s/>–<text:s/></text:span><text:span text:style-name="T4_3">Segurança</text:span><text:span text:style-name="T4_4"><text:s/></text:span><text:span text:style-name="T4_5">em</text:span><text:span text:style-name="T4_6"><text:s/></text:span><text:span text:style-name="T4_7">Sistemas</text:span><text:span text:style-name="T4_8"><text:s/></text:span><text:span text:style-name="T4_9">de</text:span><text:span text:style-name="T4_10"><text:s/></text:span><text:span text:style-name="T4_11">Computação</text:span><text:span text:style-name="T4_12"><text:s/>–<text:s/></text:span><text:span text:style-name="T4_13">Turma</text:span><text:span text:style-name="T4_14"><text:s/></text:span><text:span text:style-name="T4_15">U</text:span><text:span text:style-name="T4_16"><text:s/>–<text:s/></text:span><text:span text:style-name="T4_17">Prof</text:span><text:span text:style-name="T4_18">.<text:s/></text:span><text:span text:style-name="T4_19">Raul</text:span><text:span text:style-name="T4_20"><text:s/></text:span><text:span text:style-name="T4_21">Weber</text:span></text:p>
      <text:p text:style-name="P5"/>
      <text:p text:style-name="P6"><text:span text:style-name="T6_1">Luiz</text:span><text:span text:style-name="T6_2"><text:s/></text:span><text:span text:style-name="T6_3">Gustavo</text:span><text:span text:style-name="T6_4"><text:s/></text:span><text:span text:style-name="T6_5">Frozi</text:span><text:span text:style-name="T6_6"><text:s/></text:span><text:span text:style-name="T6_7">de</text:span><text:span text:style-name="T6_8"><text:s/></text:span><text:span text:style-name="T6_9">Castro</text:span><text:span text:style-name="T6_10"><text:s/></text:span><text:span text:style-name="T6_11">e</text:span><text:span text:style-name="T6_12"><text:s/></text:span><text:span text:style-name="T6_13">Souza</text:span><text:span text:style-name="T6_14"><text:s/>-<text:s/></text:span><text:span text:style-name="T6_15">Cartão</text:span><text:span text:style-name="T6_16"><text:s/>96957</text:span></text:p>
      <text:p text:style-name="P7"><text:span text:style-name="T7_1">Mário</text:span><text:span text:style-name="T7_2"><text:s/></text:span><text:span text:style-name="T7_3">César</text:span><text:span text:style-name="T7_4"><text:s/></text:span><text:span text:style-name="T7_5">Gasparoni</text:span><text:span text:style-name="T7_6"><text:s/></text:span><text:span text:style-name="T7_7">Jr</text:span><text:span text:style-name="T7_8">.<text:s/>-<text:s/></text:span><text:span text:style-name="T7_9">Cartão</text:span><text:span text:style-name="T7_10"><text:s/>151480</text:span></text:p>
      <text:p text:style-name="P8"/>
      <text:p text:style-name="P9"><text:span text:style-name="T9_1">Setembro</text:span><text:span text:style-name="T9_2"><text:s/></text:span><text:span text:style-name="T9_3">de</text:span><text:span text:style-name="T9_4"><text:s/>2013</text:span></text:p>
      <text:p text:style-name="P10"><text:span text:style-name="T10_1">Texto</text:span><text:span text:style-name="T10_2">:</text:span></text:p>
      <text:p text:style-name="P11"><text:span text:style-name="T11_1">AANACOBSHENITMAONDFMESENMURBHESCOCOURAELETIANUIPLGNCSHINSMTGNUTEESDAAOTUSLSNIAEENATHHIENMGVFTRUSEEFHEIOTLSANAPPAANTBNAANTTILEULSRCAPTEILVIARDRMFHORUIYIFRTERAONDROTTEPFRHUOCTBEDOFIINFASNDENRRAMAONAALPEYTTTHLNSRTENTRAVTOAIEPLICEAOOTHASUTAERTASIBUNSAEEWITIRYULDLCAITEICVTOPDNRLIRECAANBEGOSSTEOIZUERSFHIATNDREEUTUSRCAANASABLNTNPAEEOFAKRMSTTNINTFOHEEESTRREAANAGRBRITNFUWAINCLOGNGHNISSTEPTUIHURWTTTWETTOFUINYRARTIREONTHEADTEOTERETTIWNYTUOACHSCEABNHNIDIANIULBVDANSAHECAPOTAARIUVEYETELAOTRWAITYERLSHHFEIIBLORDNRPENEIAONARTAASBNNAUVAOUEBESLALCVEONARTMIFIADAPOBANSUMTSIAANAWNNEROSRGNHONDAINREEUDDRTHCONYWOITTNETRDWUWRLISODREMANITANOEHORTHCRYRITEFUPABAMEOACONNSNRAVFSIEYOAITZNESRSICLOADOOUSTRSMTVACLIRLEYENAOWHELWIHPEFRRRPETEIIETIPEUSLYSAILNEDNREETEADAWOORHIAKDTCOETWEXRASSXTTAETREDWICMHEFOTIIPEHEKFRTDAOICFTGRFYTOHRPPCHINGAALECHLYIOUDTELEEWLNIEMPREOETALMNUBCEORDUEFDRTEAATINCKGATCATXATYPSECRETNETDWDVTTEAIHHNECETIACYPDNRNOALOROIHMGRTERSFINAHRTOSOHEEEICTTONLCROODEEOCKODBOMEOCBTBRSORFRHTHWIEKUUTHTOTODWLHENEFTEGOOSRRNGCODIEPNLTAIUSPXYONETOBULTOHALEDEBNZALINAATRYESOTFBFIGSNDYEADYAWTINFISAODGHUIENNEWESBTAMNDRIRIBEOGBHAANENSOERDCHPSHRTETWITAERIRNPSENUUEOTGFPPBOOHMNMEDC</text:span></text:p>
      <text:p text:style-name="P12"/>
      <text:p text:style-name="P13"><text:span text:style-name="T13_1">Texto</text:span><text:span text:style-name="T13_2"><text:s/></text:span><text:span text:style-name="T13_3">Decifrado</text:span><text:span text:style-name="T13_4">:</text:span></text:p>
      <text:p text:style-name="P14"><text:span text:style-name="T14_1">banana</text:span><text:span text:style-name="T14_2"><text:s/></text:span><text:span text:style-name="T14_3">is</text:span><text:span text:style-name="T14_4"><text:s/></text:span><text:span text:style-name="T14_5">the</text:span><text:span text:style-name="T14_6"><text:s/></text:span><text:span text:style-name="T14_7">common</text:span><text:span text:style-name="T14_8"><text:s/></text:span><text:span text:style-name="T14_9">name</text:span><text:span text:style-name="T14_10"><text:s/></text:span><text:span text:style-name="T14_11">used</text:span><text:span text:style-name="T14_12"><text:s/></text:span><text:span text:style-name="T14_13">for</text:span><text:span text:style-name="T14_14"><text:s/></text:span><text:span text:style-name="T14_15">herbaceous</text:span><text:span text:style-name="T14_16"><text:s/></text:span><text:span text:style-name="T14_17">cultigenic</text:span><text:span text:style-name="T14_18"><text:s/></text:span><text:span text:style-name="T14_19">plants</text:span><text:span text:style-name="T14_20"><text:s/></text:span><text:span text:style-name="T14_21">in</text:span><text:span text:style-name="T14_22"><text:s/></text:span><text:span text:style-name="T14_23">the</text:span><text:span text:style-name="T14_24"><text:s/></text:span><text:span text:style-name="T14_25">genus</text:span><text:span text:style-name="T14_26"><text:s/></text:span><text:span text:style-name="T14_27">musa</text:span><text:span text:style-name="T14_28"><text:s/></text:span><text:span text:style-name="T14_29">and</text:span><text:span text:style-name="T14_30"><text:s/></text:span><text:span text:style-name="T14_31">is</text:span><text:span text:style-name="T14_32"><text:s/></text:span><text:span text:style-name="T14_33">also</text:span><text:span text:style-name="T14_34"><text:s/></text:span><text:span text:style-name="T14_35">the</text:span><text:span text:style-name="T14_36"><text:s/></text:span><text:span text:style-name="T14_37">name</text:span><text:span text:style-name="T14_38"><text:s/></text:span><text:span text:style-name="T14_39">given</text:span><text:span text:style-name="T14_40"><text:s/></text:span><text:span text:style-name="T14_41">the</text:span><text:span text:style-name="T14_42"><text:s/></text:span><text:span text:style-name="T14_43">fruit</text:span><text:span text:style-name="T14_44"><text:s/></text:span><text:span text:style-name="T14_45">of</text:span><text:span text:style-name="T14_46"><text:s/></text:span><text:span text:style-name="T14_47">these</text:span><text:span text:style-name="T14_48"><text:s/></text:span><text:span text:style-name="T14_49">plants</text:span><text:span text:style-name="T14_50"><text:s/></text:span><text:span text:style-name="T14_51">banana</text:span><text:span text:style-name="T14_52"><text:s/></text:span><text:span text:style-name="T14_53">plants</text:span><text:span text:style-name="T14_54"><text:s/></text:span><text:span text:style-name="T14_55">are</text:span><text:span text:style-name="T14_56"><text:s/></text:span><text:span text:style-name="T14_57">cultivated</text:span><text:span text:style-name="T14_58"><text:s/></text:span><text:span text:style-name="T14_59">primarily</text:span><text:span text:style-name="T14_60"><text:s/></text:span><text:span text:style-name="T14_61">for</text:span><text:span text:style-name="T14_62"><text:s/></text:span><text:span text:style-name="T14_63">their</text:span><text:span text:style-name="T14_64"><text:s/></text:span><text:span text:style-name="T14_65">fruit</text:span><text:span text:style-name="T14_66"><text:s/></text:span><text:span text:style-name="T14_67">and</text:span><text:span text:style-name="T14_68"><text:s/></text:span><text:span text:style-name="T14_69">for</text:span><text:span text:style-name="T14_70"><text:s/></text:span><text:span text:style-name="T14_71">the</text:span><text:span text:style-name="T14_72"><text:s/></text:span><text:span text:style-name="T14_73">production</text:span><text:span text:style-name="T14_74"><text:s/></text:span><text:span text:style-name="T14_75">of</text:span><text:span text:style-name="T14_76"><text:s/></text:span><text:span text:style-name="T14_77">fiber</text:span><text:span text:style-name="T14_78"><text:s/></text:span><text:span text:style-name="T14_79">and</text:span><text:span text:style-name="T14_80"><text:s/></text:span><text:span text:style-name="T14_81">as</text:span><text:span text:style-name="T14_82"><text:s/></text:span><text:span text:style-name="T14_83">ornamental</text:span><text:span text:style-name="T14_84"><text:s/></text:span><text:span text:style-name="T14_85">plants</text:span><text:span text:style-name="T14_86"><text:s/></text:span><text:span text:style-name="T14_87">they</text:span><text:span text:style-name="T14_88"><text:s/></text:span><text:span text:style-name="T14_89">are</text:span><text:span text:style-name="T14_90"><text:s/></text:span><text:span text:style-name="T14_91">native</text:span><text:span text:style-name="T14_92"><text:s/></text:span><text:span text:style-name="T14_93">to</text:span><text:span text:style-name="T14_94"><text:s/></text:span><text:span text:style-name="T14_95">tropical</text:span><text:span text:style-name="T14_96"><text:s/></text:span><text:span text:style-name="T14_97">south</text:span><text:span text:style-name="T14_98"><text:s/></text:span><text:span text:style-name="T14_99">eastern</text:span><text:span text:style-name="T14_100"><text:s/></text:span><text:span text:style-name="T14_101">asia</text:span><text:span text:style-name="T14_102"><text:s/></text:span><text:span text:style-name="T14_103">but</text:span><text:span text:style-name="T14_104"><text:s/></text:span><text:span text:style-name="T14_105">are</text:span><text:span text:style-name="T14_106"><text:s/></text:span><text:span text:style-name="T14_107">widely</text:span><text:span text:style-name="T14_108"><text:s/></text:span><text:span text:style-name="T14_109">cultivated</text:span><text:span text:style-name="T14_110"><text:s/></text:span><text:span text:style-name="T14_111">intropical</text:span><text:span text:style-name="T14_112"><text:s/></text:span><text:span text:style-name="T14_113">regions</text:span><text:span text:style-name="T14_114"><text:s/></text:span><text:span text:style-name="T14_115">because</text:span><text:span text:style-name="T14_116"><text:s/></text:span><text:span text:style-name="T14_117">of</text:span><text:span text:style-name="T14_118"><text:s/></text:span><text:span text:style-name="T14_119">their</text:span><text:span text:style-name="T14_120"><text:s/></text:span><text:span text:style-name="T14_121">size</text:span><text:span text:style-name="T14_122"><text:s/></text:span><text:span text:style-name="T14_123">and</text:span><text:span text:style-name="T14_124"><text:s/></text:span><text:span text:style-name="T14_125">structure</text:span><text:span text:style-name="T14_126"><text:s/></text:span><text:span text:style-name="T14_127">banana</text:span><text:span text:style-name="T14_128"><text:s/></text:span><text:span text:style-name="T14_129">plants</text:span><text:span text:style-name="T14_130"><text:s/></text:span><text:span text:style-name="T14_131">are</text:span><text:span text:style-name="T14_132"><text:s/></text:span><text:span text:style-name="T14_133">often</text:span><text:span text:style-name="T14_134"><text:s/></text:span><text:span text:style-name="T14_135">mistaken</text:span><text:span text:style-name="T14_136"><text:s/></text:span><text:span text:style-name="T14_137">for</text:span><text:span text:style-name="T14_138"><text:s/></text:span><text:span text:style-name="T14_139">trees</text:span><text:span text:style-name="T14_140"><text:s/></text:span><text:span text:style-name="T14_141">the</text:span><text:span text:style-name="T14_142"><text:s/></text:span><text:span text:style-name="T14_143">banana</text:span><text:span text:style-name="T14_144"><text:s/></text:span><text:span text:style-name="T14_145">fruit</text:span><text:span text:style-name="T14_146"><text:s/></text:span><text:span text:style-name="T14_147">grow</text:span><text:span text:style-name="T14_148"><text:s/></text:span><text:span text:style-name="T14_149">in</text:span><text:span text:style-name="T14_150"><text:s/></text:span><text:span text:style-name="T14_151">hanging</text:span><text:span text:style-name="T14_152"><text:s/></text:span><text:span text:style-name="T14_153">clusters</text:span><text:span text:style-name="T14_154"><text:s/></text:span><text:span text:style-name="T14_155">with</text:span><text:span text:style-name="T14_156"><text:s/></text:span><text:span text:style-name="T14_157">up</text:span><text:span text:style-name="T14_158"><text:s/></text:span><text:span text:style-name="T14_159">to</text:span><text:span text:style-name="T14_160"><text:s/></text:span><text:span text:style-name="T14_161">twenty</text:span><text:span text:style-name="T14_162"><text:s/></text:span><text:span text:style-name="T14_163">fruit</text:span><text:span text:style-name="T14_164"><text:s/></text:span><text:span text:style-name="T14_165">to</text:span><text:span text:style-name="T14_166"><text:s/></text:span><text:span text:style-name="T14_167">a</text:span><text:span text:style-name="T14_168"><text:s/></text:span><text:span text:style-name="T14_169">tier</text:span><text:span text:style-name="T14_170"><text:s/></text:span><text:span text:style-name="T14_171">and</text:span><text:span text:style-name="T14_172"><text:s/></text:span><text:span text:style-name="T14_173">three</text:span><text:span text:style-name="T14_174"><text:s/></text:span><text:span text:style-name="T14_175">to</text:span><text:span text:style-name="T14_176"><text:s/></text:span><text:span text:style-name="T14_177">twenty</text:span><text:span text:style-name="T14_178"><text:s/></text:span><text:span text:style-name="T14_179">tiers</text:span><text:span text:style-name="T14_180"><text:s/></text:span><text:span text:style-name="T14_181">to</text:span><text:span text:style-name="T14_182"><text:s/></text:span><text:span text:style-name="T14_183">a</text:span><text:span text:style-name="T14_184"><text:s/></text:span><text:span text:style-name="T14_185">bunch</text:span><text:span text:style-name="T14_186"><text:s/></text:span><text:span text:style-name="T14_187">each</text:span><text:span text:style-name="T14_188"><text:s/></text:span><text:span text:style-name="T14_189">individual</text:span><text:span text:style-name="T14_190"><text:s/></text:span><text:span text:style-name="T14_191">banana</text:span><text:span text:style-name="T14_192"><text:s/></text:span><text:span text:style-name="T14_193">has</text:span><text:span text:style-name="T14_194"><text:s/></text:span><text:span text:style-name="T14_195">a</text:span><text:span text:style-name="T14_196"><text:s/></text:span><text:span text:style-name="T14_197">protective</text:span><text:span text:style-name="T14_198"><text:s/></text:span><text:span text:style-name="T14_199">outerlayer</text:span><text:span text:style-name="T14_200"><text:s/></text:span><text:span text:style-name="T14_201">with</text:span><text:span text:style-name="T14_202"><text:s/></text:span><text:span text:style-name="T14_203">a</text:span><text:span text:style-name="T14_204"><text:s/></text:span><text:span text:style-name="T14_205">fleshy</text:span><text:span text:style-name="T14_206"><text:s/></text:span><text:span text:style-name="T14_207">edible</text:span><text:span text:style-name="T14_208"><text:s/></text:span><text:span text:style-name="T14_209">inner</text:span><text:span text:style-name="T14_210"><text:s/></text:span><text:span text:style-name="T14_211">portion</text:span><text:span text:style-name="T14_212"><text:s/></text:span><text:span text:style-name="T14_213">bananas</text:span><text:span text:style-name="T14_214"><text:s/></text:span><text:span text:style-name="T14_215">are</text:span><text:span text:style-name="T14_216"><text:s/></text:span><text:span text:style-name="T14_217">a</text:span><text:span text:style-name="T14_218"><text:s/></text:span><text:span text:style-name="T14_219">valuable</text:span><text:span text:style-name="T14_220"><text:s/></text:span><text:span text:style-name="T14_221">source</text:span><text:span text:style-name="T14_222"><text:s/></text:span><text:span text:style-name="T14_223">of</text:span><text:span text:style-name="T14_224"><text:s/></text:span><text:span text:style-name="T14_225">vitamin</text:span><text:span text:style-name="T14_226"><text:s/></text:span><text:span text:style-name="T14_227">and</text:span><text:span text:style-name="T14_228"><text:s/></text:span><text:span text:style-name="T14_229">potassium</text:span><text:span text:style-name="T14_230"><text:s/></text:span><text:span text:style-name="T14_231">bananas</text:span><text:span text:style-name="T14_232"><text:s/></text:span><text:span text:style-name="T14_233">are</text:span><text:span text:style-name="T14_234"><text:s/></text:span><text:span text:style-name="T14_235">grown</text:span><text:span text:style-name="T14_236"><text:s/></text:span><text:span text:style-name="T14_237">in</text:span><text:span text:style-name="T14_238"><text:s/></text:span><text:span text:style-name="T14_239">one</text:span><text:span text:style-name="T14_240"><text:s/></text:span><text:span text:style-name="T14_241">hundred</text:span><text:span text:style-name="T14_242"><text:s/></text:span><text:span text:style-name="T14_243">and</text:span><text:span text:style-name="T14_244"><text:s/></text:span><text:span text:style-name="T14_245">thirty</text:span><text:span text:style-name="T14_246"><text:s/></text:span><text:span text:style-name="T14_247">two</text:span><text:span text:style-name="T14_248"><text:s/></text:span><text:span text:style-name="T14_249">countries</text:span><text:span text:style-name="T14_250"><text:s/></text:span><text:span text:style-name="T14_251">world</text:span><text:span text:style-name="T14_252"><text:s/></text:span><text:span text:style-name="T14_253">wide</text:span><text:span text:style-name="T14_254"><text:s/></text:span><text:span text:style-name="T14_255">more</text:span><text:span text:style-name="T14_256"><text:s/></text:span><text:span text:style-name="T14_257">than</text:span><text:span text:style-name="T14_258"><text:s/></text:span><text:span text:style-name="T14_259">any</text:span><text:span text:style-name="T14_260"><text:s/></text:span><text:span text:style-name="T14_261">other</text:span><text:span text:style-name="T14_262"><text:s/></text:span><text:span text:style-name="T14_263">fruit</text:span><text:span text:style-name="T14_264"><text:s/></text:span><text:span text:style-name="T14_265">crop</text:span><text:span text:style-name="T14_266"><text:s/></text:span><text:span text:style-name="T14_267">bananas</text:span><text:span text:style-name="T14_268"><text:s/></text:span><text:span text:style-name="T14_269">come</text:span><text:span text:style-name="T14_270"><text:s/></text:span><text:span text:style-name="T14_271">in</text:span><text:span text:style-name="T14_272"><text:s/></text:span><text:span text:style-name="T14_273">a</text:span><text:span text:style-name="T14_274"><text:s/></text:span><text:span text:style-name="T14_275">variety</text:span><text:span text:style-name="T14_276"><text:s/></text:span><text:span text:style-name="T14_277">of</text:span><text:span text:style-name="T14_278"><text:s/></text:span><text:span text:style-name="T14_279">sizes</text:span><text:span text:style-name="T14_280"><text:s/></text:span><text:span text:style-name="T14_281">and</text:span><text:span text:style-name="T14_282"><text:s/></text:span><text:span text:style-name="T14_283">colors</text:span><text:span text:style-name="T14_284"><text:s/></text:span><text:span text:style-name="T14_285">most</text:span><text:span text:style-name="T14_286"><text:s/></text:span><text:span text:style-name="T14_287">cultivars</text:span><text:span text:style-name="T14_288"><text:s/></text:span><text:span text:style-name="T14_289">are</text:span><text:span text:style-name="T14_290"><text:s/></text:span><text:span text:style-name="T14_291">yellow</text:span><text:span text:style-name="T14_292"><text:s/></text:span><text:span text:style-name="T14_293">when</text:span><text:span text:style-name="T14_294"><text:s/></text:span><text:span text:style-name="T14_295">ripe</text:span><text:span text:style-name="T14_296"><text:s/></text:span><text:span text:style-name="T14_297">the</text:span><text:span text:style-name="T14_298"><text:s/></text:span><text:span text:style-name="T14_299">ripe</text:span><text:span text:style-name="T14_300"><text:s/></text:span><text:span text:style-name="T14_301">fruit</text:span><text:span text:style-name="T14_302"><text:s/></text:span><text:span text:style-name="T14_303">is</text:span><text:span text:style-name="T14_304"><text:s/></text:span><text:span text:style-name="T14_305">easily</text:span><text:span text:style-name="T14_306"><text:s/></text:span><text:span text:style-name="T14_307">peeled</text:span><text:span text:style-name="T14_308"><text:s/></text:span><text:span text:style-name="T14_309">and</text:span><text:span text:style-name="T14_310"><text:s/></text:span><text:span text:style-name="T14_311">eaten</text:span><text:span text:style-name="T14_312"><text:s/></text:span><text:span text:style-name="T14_313">raw</text:span><text:span text:style-name="T14_314"><text:s/></text:span><text:span text:style-name="T14_315">or</text:span><text:span text:style-name="T14_316"><text:s/></text:span><text:span text:style-name="T14_317">cooked</text:span><text:span text:style-name="T14_318"><text:s/></text:span><text:span text:style-name="T14_319">this</text:span><text:span text:style-name="T14_320"><text:s/></text:span><text:span text:style-name="T14_321">text</text:span><text:span text:style-name="T14_322"><text:s/></text:span><text:span text:style-name="T14_323">was</text:span><text:span text:style-name="T14_324"><text:s/></text:span><text:span text:style-name="T14_325">extracted</text:span><text:span text:style-name="T14_326"><text:s/></text:span><text:span text:style-name="T14_327">from</text:span><text:span text:style-name="T14_328"><text:s/></text:span><text:span text:style-name="T14_329">the</text:span><text:span text:style-name="T14_330"><text:s/></text:span><text:span text:style-name="T14_331">wikipedia</text:span><text:span text:style-name="T14_332"><text:s/></text:span><text:span text:style-name="T14_333">for</text:span><text:span text:style-name="T14_334"><text:s/></text:span><text:span text:style-name="T14_335">the</text:span><text:span text:style-name="T14_336"><text:s/></text:span><text:span text:style-name="T14_337">fifth</text:span><text:span text:style-name="T14_338"><text:s/></text:span><text:span text:style-name="T14_339">cryptographic</text:span><text:span text:style-name="T14_340"><text:s/></text:span><text:span text:style-name="T14_341">challenge</text:span><text:span text:style-name="T14_342"><text:s/></text:span><text:span text:style-name="T14_343">you</text:span><text:span text:style-name="T14_344"><text:s/></text:span><text:span text:style-name="T14_345">will</text:span><text:span text:style-name="T14_346"><text:s/></text:span><text:span text:style-name="T14_347">need</text:span><text:span text:style-name="T14_348"><text:s/></text:span><text:span text:style-name="T14_349">to</text:span><text:span text:style-name="T14_350"><text:s/></text:span><text:span text:style-name="T14_351">implement</text:span><text:span text:style-name="T14_352"><text:s/></text:span><text:span text:style-name="T14_353">a</text:span><text:span text:style-name="T14_354"><text:s/></text:span><text:span text:style-name="T14_355">reduced</text:span><text:span text:style-name="T14_356"><text:s/></text:span><text:span text:style-name="T14_357">brute</text:span><text:span text:style-name="T14_358"><text:s/></text:span><text:span text:style-name="T14_359">force</text:span><text:span text:style-name="T14_360"><text:s/></text:span><text:span text:style-name="T14_361">attack</text:span><text:span text:style-name="T14_362"><text:s/></text:span><text:span text:style-name="T14_363">against</text:span><text:span text:style-name="T14_364"><text:s/></text:span><text:span text:style-name="T14_365">a</text:span><text:span text:style-name="T14_366"><text:s/></text:span><text:span text:style-name="T14_367">text</text:span><text:span text:style-name="T14_368"><text:s/></text:span><text:span text:style-name="T14_369">encrypted</text:span><text:span text:style-name="T14_370"><text:s/></text:span><text:span text:style-name="T14_371">with</text:span><text:span text:style-name="T14_372"><text:s/></text:span><text:span text:style-name="T14_373">the</text:span><text:span text:style-name="T14_374"><text:s/></text:span><text:span text:style-name="T14_375">advanced</text:span><text:span text:style-name="T14_376"><text:s/></text:span><text:span text:style-name="T14_377">encryption</text:span><text:span text:style-name="T14_378"><text:s/></text:span><text:span text:style-name="T14_379">algorithm</text:span><text:span text:style-name="T14_380"><text:s/></text:span><text:span text:style-name="T14_381">or</text:span><text:span text:style-name="T14_382"><text:s/></text:span><text:span text:style-name="T14_383">aes</text:span><text:span text:style-name="T14_384"><text:s/></text:span><text:span text:style-name="T14_385">for</text:span><text:span text:style-name="T14_386"><text:s/></text:span><text:span text:style-name="T14_387">short</text:span><text:span text:style-name="T14_388"><text:s/></text:span><text:span text:style-name="T14_389">in</text:span><text:span text:style-name="T14_390"><text:s/></text:span><text:span text:style-name="T14_391">the</text:span><text:span text:style-name="T14_392"><text:s/></text:span><text:span text:style-name="T14_393">electronic</text:span><text:span text:style-name="T14_394"><text:s/></text:span><text:span text:style-name="T14_395">code</text:span><text:span text:style-name="T14_396"><text:s/></text:span><text:span text:style-name="T14_397">book</text:span><text:span text:style-name="T14_398"><text:s/></text:span><text:span text:style-name="T14_399">mode</text:span><text:span text:style-name="T14_400"><text:s/></text:span><text:span text:style-name="T14_401">or</text:span><text:span text:style-name="T14_402"><text:s/></text:span><text:span text:style-name="T14_403">ecb</text:span><text:span text:style-name="T14_404"><text:s/></text:span><text:span text:style-name="T14_405">for</text:span><text:span text:style-name="T14_406"><text:s/></text:span><text:span text:style-name="T14_407">short</text:span><text:span text:style-name="T14_408"><text:s/></text:span><text:span text:style-name="T14_409">but</text:span><text:span text:style-name="T14_410"><text:s/></text:span><text:span text:style-name="T14_411">without</text:span><text:span text:style-name="T14_412"><text:s/></text:span><text:span text:style-name="T14_413">the</text:span><text:span text:style-name="T14_414"><text:s/></text:span><text:span text:style-name="T14_415">knowledge</text:span><text:span text:style-name="T14_416"><text:s/></text:span><text:span text:style-name="T14_417">of</text:span><text:span text:style-name="T14_418"><text:s/></text:span><text:span text:style-name="T14_419">the</text:span><text:span text:style-name="T14_420"><text:s/></text:span><text:span text:style-name="T14_421">corresponding</text:span><text:span text:style-name="T14_422"><text:s/></text:span><text:span text:style-name="T14_423">plaintext</text:span><text:span text:style-name="T14_424"><text:s/></text:span><text:span text:style-name="T14_425">you</text:span><text:span text:style-name="T14_426"><text:s/></text:span><text:span text:style-name="T14_427">should</text:span><text:span text:style-name="T14_428"><text:s/></text:span><text:span text:style-name="T14_429">be</text:span><text:span text:style-name="T14_430"><text:s/></text:span><text:span text:style-name="T14_431">able</text:span><text:span text:style-name="T14_432"><text:s/></text:span><text:span text:style-name="T14_433">to</text:span><text:span text:style-name="T14_434"><text:s/></text:span><text:span text:style-name="T14_435">analyze</text:span><text:span text:style-name="T14_436"><text:s/></text:span><text:span text:style-name="T14_437">a</text:span><text:span text:style-name="T14_438"><text:s/></text:span><text:span text:style-name="T14_439">string</text:span><text:span text:style-name="T14_440"><text:s/></text:span><text:span text:style-name="T14_441">of</text:span><text:span text:style-name="T14_442"><text:s/></text:span><text:span text:style-name="T14_443">bytes</text:span><text:span text:style-name="T14_444"><text:s/></text:span><text:span text:style-name="T14_445">and</text:span><text:span text:style-name="T14_446"><text:s/></text:span><text:span text:style-name="T14_447">find</text:span><text:span text:style-name="T14_448"><text:s/></text:span><text:span text:style-name="T14_449">a</text:span><text:span text:style-name="T14_450"><text:s/></text:span><text:span text:style-name="T14_451">way</text:span><text:span text:style-name="T14_452"><text:s/></text:span><text:span text:style-name="T14_453">of</text:span><text:span text:style-name="T14_454"><text:s/></text:span><text:span text:style-name="T14_455">distinguish</text:span><text:span text:style-name="T14_456"><text:s/></text:span><text:span text:style-name="T14_457">between</text:span><text:span text:style-name="T14_458"><text:s/></text:span><text:span text:style-name="T14_459">random</text:span><text:span text:style-name="T14_460"><text:s/></text:span><text:span text:style-name="T14_461">gibberish</text:span><text:span text:style-name="T14_462"><text:s/></text:span><text:span text:style-name="T14_463">and</text:span><text:span text:style-name="T14_464"><text:s/></text:span><text:span text:style-name="T14_465">a</text:span><text:span text:style-name="T14_466"><text:s/></text:span><text:span text:style-name="T14_467">coherent</text:span><text:span text:style-name="T14_468"><text:s/></text:span><text:span text:style-name="T14_469">phrase</text:span><text:span text:style-name="T14_470"><text:s/></text:span><text:span text:style-name="T14_471">written</text:span><text:span text:style-name="T14_472"><text:s/></text:span><text:span text:style-name="T14_473">in</text:span><text:span text:style-name="T14_474"><text:s/></text:span><text:span text:style-name="T14_475">portuguese</text:span><text:span text:style-name="T14_476"><text:s/></text:span><text:span text:style-name="T14_477">hfpbepdmcnmoo</text:span></text:p>
      <text:p text:style-name="P15"/>
      <text:p text:style-name="P16"><text:span text:style-name="T16_1">Chave</text:span><text:span text:style-name="T16_2"><text:s/></text:span><text:span text:style-name="T16_3">de</text:span><text:span text:style-name="T16_4"><text:s/></text:span><text:span text:style-name="T16_5">Identificação</text:span><text:span text:style-name="T16_6">:</text:span><text:span text:style-name="T16_7"><text:s/></text:span><text:span text:style-name="T16_8">FPPBOOHMNMEDC</text:span><text:span text:style-name="T16_9"><text:s/></text:span><text:span text:style-name="T16_10">=&gt;<text:s/></text:span><text:span text:style-name="T16_11">hfpbepdmcnmoo</text:span></text:p>
      <text:p text:style-name="P17"/>
      <text:p text:style-name="P18"><text:span text:style-name="T18_1">Colunas</text:span><text:span text:style-name="T18_2">:</text:span><text:span text:style-name="T18_3"><text:s/>13</text:span></text:p>
      <text:p text:style-name="P19"/>
      <text:p text:style-name="P20"><text:span text:style-name="T20_1">Chave</text:span><text:span text:style-name="T20_2"><text:s/></text:span><text:span text:style-name="T20_3">de</text:span><text:span text:style-name="T20_4"><text:s/></text:span><text:span text:style-name="T20_5">Permutação</text:span><text:span text:style-name="T20_6">:<text:s/></text:span><text:span text:style-name="T20_7">ABCDEFGHIJKLM</text:span><text:span text:style-name="T20_8"><text:s/></text:span><text:span text:style-name="T20_9">=&gt;<text:s/></text:span><text:span text:style-name="T20_10">gacdkblhmijef</text:span></text:p>
      <text:p text:style-name="P21"/>
      <text:p text:style-name="P22"><text:span text:style-name="T22_1">Passo</text:span><text:span text:style-name="T22_2"><text:s/></text:span><text:span text:style-name="T22_3">a</text:span><text:span text:style-name="T22_4"><text:s/></text:span><text:span text:style-name="T22_5">Passo</text:span><text:span text:style-name="T22_6"><text:s/></text:span><text:span text:style-name="T22_7">da</text:span><text:span text:style-name="T22_8"><text:s/></text:span><text:span text:style-name="T22_9">Análise</text:span><text:span text:style-name="T22_10"><text:s/></text:span><text:span text:style-name="T22_11">Efetuada</text:span><text:span text:style-name="T22_12">:</text:span></text:p>
      <text:list text:style-name="LS1" xml:id="list0">
        <text:list-item>
          <text:p text:style-name="P23"><text:span text:style-name="T23_1">Dica</text:span><text:span text:style-name="T23_2">:<text:s/>"</text:span><text:span text:style-name="T23_3">uses</text:span><text:span text:style-name="T23_4"><text:s/></text:span><text:span text:style-name="T23_5">permutation</text:span><text:span text:style-name="T23_6">"</text:span></text:p>
        </text:list-item>
        <text:list-item>
          <text:p text:style-name="P24"><text:span text:style-name="T24_1">Dica</text:span><text:span text:style-name="T24_2">:<text:s/>"</text:span><text:span text:style-name="T24_3">the</text:span><text:span text:style-name="T24_4"><text:s/></text:span><text:span text:style-name="T24_5">text</text:span><text:span text:style-name="T24_6"><text:s/></text:span><text:span text:style-name="T24_7">fits</text:span><text:span text:style-name="T24_8"><text:s/></text:span><text:span text:style-name="T24_9">perfectly</text:span><text:span text:style-name="T24_10"><text:s/></text:span><text:span text:style-name="T24_11">in</text:span><text:span text:style-name="T24_12"><text:s/></text:span><text:span text:style-name="T24_13">a</text:span><text:span text:style-name="T24_14"><text:s/></text:span><text:span text:style-name="T24_15">rectangular</text:span><text:span text:style-name="T24_16"><text:s/></text:span><text:span text:style-name="T24_17">area</text:span><text:span text:style-name="T24_18">"</text:span></text:p>
        </text:list-item>
        <text:list-item>
          <text:p text:style-name="P25"><text:span text:style-name="T25_1">Fatores</text:span><text:span text:style-name="T25_2"><text:s/></text:span><text:span text:style-name="T25_3">de</text:span><text:span text:style-name="T25_4"><text:s/></text:span><text:span text:style-name="T25_5">size</text:span><text:span text:style-name="T25_6">(</text:span><text:span text:style-name="T25_7">M</text:span><text:span text:style-name="T25_8">)<text:s/>=<text:s/>1157:<text:s/>{<text:s/>1,<text:s/>13,<text:s/>89,<text:s/>1157<text:s/>}</text:span></text:p>
        </text:list-item>
        <text:list-item>
          <text:p text:style-name="P26"><text:span text:style-name="T26_1">Dica</text:span><text:span text:style-name="T26_2">:<text:s/>"</text:span><text:span text:style-name="T26_3">the</text:span><text:span text:style-name="T26_4"><text:s/></text:span><text:span text:style-name="T26_5">number</text:span><text:span text:style-name="T26_6"><text:s/></text:span><text:span text:style-name="T26_7">of</text:span><text:span text:style-name="T26_8"><text:s/></text:span><text:span text:style-name="T26_9">rows</text:span><text:span text:style-name="T26_10"><text:s/></text:span><text:span text:style-name="T26_11">is</text:span><text:span text:style-name="T26_12"><text:s/></text:span><text:span text:style-name="T26_13">greater</text:span><text:span text:style-name="T26_14"><text:s/></text:span><text:span text:style-name="T26_15">than</text:span><text:span text:style-name="T26_16"><text:s/></text:span><text:span text:style-name="T26_17">the</text:span><text:span text:style-name="T26_18"><text:s/></text:span><text:span text:style-name="T26_19">number</text:span><text:span text:style-name="T26_20"><text:s/></text:span><text:span text:style-name="T26_21">of</text:span><text:span text:style-name="T26_22"><text:s/></text:span><text:span text:style-name="T26_23">columns</text:span><text:span text:style-name="T26_24">"</text:span></text:p>
        </text:list-item>
        <text:list-item>
          <text:p text:style-name="P27"><text:span text:style-name="T27_1">Juntando</text:span><text:span text:style-name="T27_2"><text:s/></text:span><text:span text:style-name="T27_3">todos</text:span><text:span text:style-name="T27_4"><text:s/></text:span><text:span text:style-name="T27_5">os</text:span><text:span text:style-name="T27_6"><text:s/></text:span><text:span text:style-name="T27_7">passos</text:span><text:span text:style-name="T27_8"><text:s/></text:span><text:span text:style-name="T27_9">anteriores</text:span><text:span text:style-name="T27_10">,<text:s/></text:span><text:span text:style-name="T27_11">podemos</text:span><text:span text:style-name="T27_12"><text:s/></text:span><text:span text:style-name="T27_13">dizer</text:span><text:span text:style-name="T27_14"><text:s/></text:span><text:span text:style-name="T27_15">que</text:span><text:span text:style-name="T27_16"><text:s/></text:span><text:span text:style-name="T27_17">a</text:span><text:span text:style-name="T27_18"><text:s/></text:span><text:span text:style-name="T27_19">transposição</text:span><text:span text:style-name="T27_20"><text:s/></text:span><text:span text:style-name="T27_21">foi</text:span><text:span text:style-name="T27_22"><text:s/></text:span><text:span text:style-name="T27_23">efetuada</text:span><text:span text:style-name="T27_24"><text:s/></text:span><text:span text:style-name="T27_25">usando</text:span><text:span text:style-name="T27_26"><text:s/>13<text:s/></text:span><text:span text:style-name="T27_27">colunas</text:span></text:p>
        </text:list-item>
        <text:list-item>
          <text:p text:style-name="P28"><text:span text:style-name="T28_1">Dica</text:span><text:span text:style-name="T28_2">:<text:s/>"</text:span><text:span text:style-name="T28_3">word</text:span><text:span text:style-name="T28_4"><text:s/></text:span><text:span text:style-name="T28_5">banana</text:span><text:span text:style-name="T28_6"><text:s/></text:span><text:span text:style-name="T28_7">appears</text:span><text:span text:style-name="T28_8"><text:s/></text:span><text:span text:style-name="T28_9">several</text:span><text:span text:style-name="T28_10"><text:s/></text:span><text:span text:style-name="T28_11">times</text:span><text:span text:style-name="T28_12">"</text:span></text:p>
        </text:list-item>
        <text:list-item>
          <text:p text:style-name="P29"><text:span text:style-name="T29_1">Procurar</text:span><text:span text:style-name="T29_2"><text:s/></text:span><text:span text:style-name="T29_3">organizar</text:span><text:span text:style-name="T29_4"><text:s/></text:span><text:span text:style-name="T29_5">as</text:span><text:span text:style-name="T29_6"><text:s/></text:span><text:span text:style-name="T29_7">trocas</text:span><text:span text:style-name="T29_8"><text:s/></text:span><text:span text:style-name="T29_9">para</text:span><text:span text:style-name="T29_10"><text:s/></text:span><text:span text:style-name="T29_11">formar</text:span><text:span text:style-name="T29_12"><text:s/></text:span><text:span text:style-name="T29_13">a</text:span><text:span text:style-name="T29_14"><text:s/></text:span><text:span text:style-name="T29_15">palavra</text:span><text:span text:style-name="T29_16"><text:s/>"</text:span><text:span text:style-name="T29_17">banana</text:span><text:span text:style-name="T29_18">"</text:span></text:p>
        </text:list-item>
        <text:list-item>
          <text:p text:style-name="P30"><text:span text:style-name="T30_1">Análise</text:span><text:span text:style-name="T30_2"><text:s/></text:span><text:span text:style-name="T30_3">de</text:span><text:span text:style-name="T30_4"><text:s/></text:span><text:span text:style-name="T30_5">frequência</text:span><text:span text:style-name="T30_6">:<text:s/></text:span><text:span text:style-name="T30_7">e</text:span><text:span text:style-name="T30_8"><text:s/>=<text:s/>11,41%,<text:s/></text:span><text:span text:style-name="T30_9">t</text:span><text:span text:style-name="T30_10"><text:s/>=<text:s/>9,77%,<text:s/></text:span><text:span text:style-name="T30_11">a</text:span><text:span text:style-name="T30_12"><text:s/>=<text:s/>9,77%</text:span></text:p>
        </text:list-item>
        <text:list-item>
          <text:p text:style-name="P31"><text:span text:style-name="T31_1">Com</text:span><text:span text:style-name="T31_2"><text:s/></text:span><text:span text:style-name="T31_3">base</text:span><text:span text:style-name="T31_4"><text:s/></text:span><text:span text:style-name="T31_5">na</text:span><text:span text:style-name="T31_6"><text:s/></text:span><text:span text:style-name="T31_7">análise</text:span><text:span text:style-name="T31_8"><text:s/></text:span><text:span text:style-name="T31_9">de</text:span><text:span text:style-name="T31_10"><text:s/></text:span><text:span text:style-name="T31_11">frequência</text:span><text:span text:style-name="T31_12"><text:s/></text:span><text:span text:style-name="T31_13">podemos</text:span><text:span text:style-name="T31_14"><text:s/></text:span><text:span text:style-name="T31_15">dizer</text:span><text:span text:style-name="T31_16"><text:s/></text:span><text:span text:style-name="T31_17">que</text:span><text:span text:style-name="T31_18"><text:s/></text:span><text:span text:style-name="T31_19">o</text:span><text:span text:style-name="T31_20"><text:s/></text:span><text:span text:style-name="T31_21">texto</text:span><text:span text:style-name="T31_22"><text:s/></text:span><text:span text:style-name="T31_23">está</text:span><text:span text:style-name="T31_24"><text:s/></text:span><text:span text:style-name="T31_25">em</text:span><text:span text:style-name="T31_26"><text:s/></text:span><text:span text:style-name="T31_27">Inglês</text:span></text:p>
        </text:list-item>
        <text:list-item>
          <text:p text:style-name="P32"><text:span text:style-name="T32_1">Reordenar</text:span><text:span text:style-name="T32_2"><text:s/></text:span><text:span text:style-name="T32_3">colunas</text:span><text:span text:style-name="T32_4"><text:s/></text:span><text:span text:style-name="T32_5">para</text:span><text:span text:style-name="T32_6"><text:s/></text:span><text:span text:style-name="T32_7">aumentar</text:span><text:span text:style-name="T32_8"><text:s/></text:span><text:span text:style-name="T32_9">a</text:span><text:span text:style-name="T32_10"><text:s/></text:span><text:span text:style-name="T32_11">legibilidade</text:span><text:span text:style-name="T32_12"><text:s/></text:span><text:span text:style-name="T32_13">do</text:span><text:span text:style-name="T32_14"><text:s/></text:span><text:span text:style-name="T32_15">texto</text:span><text:span text:style-name="T32_16">,<text:s/></text:span><text:span text:style-name="T32_17">procurando</text:span><text:span text:style-name="T32_18"><text:s/></text:span><text:span text:style-name="T32_19">elementos</text:span><text:span text:style-name="T32_20"><text:s/></text:span><text:span text:style-name="T32_21">como</text:span><text:span text:style-name="T32_22"><text:s/>“</text:span><text:span text:style-name="T32_23">and</text:span><text:span text:style-name="T32_24">”<text:s/></text:span><text:span text:style-name="T32_25">e</text:span><text:span text:style-name="T32_26"><text:s/>“</text:span><text:span text:style-name="T32_27">the</text:span><text:span text:style-name="T32_28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1cm" fo:padding-right="0cm" fo:margin-right="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